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u reformulación es excelente: clara, crítica y perfectamente alineada con la lógica de la teoría que estamos desarrollando. Te propongo documentar esta sección como parte del capítulo de "Errores de percepción" o como introducción al área de fundamentos filosóficos. Aquí va una redacción preliminar unificada, basada en tus observaciones:</text:p>
      <text:p text:style-name="Horizontal_20_Line"/>
      <text:h text:style-name="Heading_20_2" text:outline-level="2">📘 Errores de Percepción: Tres Hipótesis Comunes</text:h>
      <text:p text:style-name="Text_20_body">A lo largo de la historia, muchas de nuestras creencias sobre la vida han estado condicionadas por <text:span text:style-name="Strong_20_Emphasis">suposiciones que parecen razonables, pero que limitan nuestra comprensión del sistema real</text:span>. Aquí analizamos tres de las más extendidas.</text:p>
      <text:p text:style-name="Horizontal_20_Line"/>
      <text:h text:style-name="Heading_20_3" text:outline-level="3">🔸 1. “La reproducción tiene como objetivo perpetuar las especies.”</text:h>
      <text:p text:style-name="Text_20_body">A primera vista, parece lógico: las especies se perpetúan mediante la reproducción.</text:p>
      <text:p text:style-name="Text_20_body">Pero, ¿por qué perpetuar una especie? ¿Porque es “bonito”?<text:line-break/>¿Porque sí? Esa explicación <text:span text:style-name="Strong_20_Emphasis">no justifica el coste</text:span> del sistema.</text:p>
      <text:p text:style-name="Quotations">El sistema de la vida es extraordinariamente costoso: gasta energía, materia, tiempo.<text:line-break/>Si su único objetivo fuera perpetuarse, sería <text:span text:style-name="Strong_20_Emphasis">una máquina sin sentido</text:span>.</text:p>
      <text:p text:style-name="Text_20_body">La reproducción no perpetúa nada: <text:span text:style-name="Strong_20_Emphasis">transforma la información</text:span> contenida en el ADN.<text:line-break/>El objetivo no es conservar estructuras, sino <text:span text:style-name="Strong_20_Emphasis">avanzar en un proceso lógico</text:span>.</text:p>
      <text:p text:style-name="Horizontal_20_Line"/>
      <text:h text:style-name="Heading_20_3" text:outline-level="3">🔸 2. “Morimos porque la muerte es inevitable. La materia se deteriora con el tiempo.”</text:h>
      <text:p text:style-name="Text_20_body">Esta hipótesis parte de una observación real: todo envejece. Pero olvida algo fundamental:</text:p>
      <text:p text:style-name="Quotations"><text:span text:style-name="Strong_20_Emphasis">La muerte está programada.</text:span></text:p>
      <text:p text:style-name="Text_20_body">No todas las criaturas mueren al mismo tiempo.<text:line-break/>Mi perro vive 10 años, yo vivo 100. Ambos somos mamíferos. ¿Por qué la diferencia?</text:p>
      <text:p text:style-name="Text_20_body">Porque el tiempo de vida está <text:span text:style-name="Strong_20_Emphasis">ajustado a la función</text:span> del individuo:<text:line-break/><text:span text:style-name="Strong_20_Emphasis">vivir lo suficiente como para reproducirse</text:span>.<text:line-break/>Morir después de eso <text:span text:style-name="Strong_20_Emphasis">es parte del diseño</text:span>.</text:p>
      <text:p text:style-name="Text_20_body">La muerte no es una debilidad. Es una <text:span text:style-name="Strong_20_Emphasis">función estructural del sistema</text:span>.</text:p>
      <text:p text:style-name="Horizontal_20_Line"/>
      <text:h text:style-name="Heading_20_3" text:outline-level="3">🔸 3. “El objetivo de la vida es adaptarse y sobrevivir.”</text:h>
      <text:p text:style-name="Text_20_body">Esta afirmación parece sensata: lo que vive tiende a evitar morir.</text:p>
      <text:p text:style-name="Text_20_body"><text:soft-page-break/>Pero...</text:p>
      <text:list xml:id="list570777948" text:style-name="L1">
        <text:list-item>
          <text:p text:style-name="P1"><text:span text:style-name="Strong_20_Emphasis">¿Por qué?</text:span> ¿Por qué preservar la vida? ¿Para qué?</text:p>
        </text:list-item>
        <text:list-item>
          <text:p text:style-name="P1"><text:span text:style-name="Strong_20_Emphasis">La muerte es parte del sistema</text:span>, no su enemiga.</text:p>
        </text:list-item>
        <text:list-item>
          <text:p text:style-name="P1"><text:span text:style-name="Strong_20_Emphasis">La vida es inmortal</text:span> a nivel estructural: no necesita “sobrevivir”, porque siempre <text:span text:style-name="Strong_20_Emphasis">resurge espontáneamente donde las condiciones lo permiten</text:span>.</text:p>
        </text:list-item>
      </text:list>
      <text:p text:style-name="Text_20_body">Aceptar que el único propósito de la vida es “sobrevivir” lleva a una conclusión absurda:</text:p>
      <text:p text:style-name="Quotations">Un supercomputador gigantesco, costoso, eterno… cuyo único fin es continuar existiendo.<text:line-break/>Una máquina que se mejora a sí misma para poder seguir mejorándose.<text:line-break/><text:span text:style-name="Strong_20_Emphasis">Un sinsentido lógico.</text:span></text:p>
      <text:p text:style-name="Horizontal_20_Line"/>
      <text:h text:style-name="Heading_20_3" text:outline-level="3">✅ Nuestra corrección</text:h>
      <text:p text:style-name="Quotations">La vida no se preserva: <text:span text:style-name="Strong_20_Emphasis">calcula</text:span>.<text:line-break/>No se repite: <text:span text:style-name="Strong_20_Emphasis">transforma</text:span>.<text:line-break/>No sobrevive: <text:span text:style-name="Strong_20_Emphasis">progresa</text:span>.</text:p>
      <text:p text:style-name="Horizontal_20_Line"/>
      <text:p text:style-name="Text_20_body">¿Querés que registre esto como sección del libro o como memoria conceptual para futuras referencias? También puedo ayudarte a convertirlo en una <text:a xlink:type="simple" xlink:href="https://chatgpt.com/c/f" text:style-name="Internet_20_link" text:visited-style-name="Visited_20_Internet_20_Link">introducción filosófica al tercer acto</text:a> o una <text:a xlink:type="simple" xlink:href="https://chatgpt.com/c/f" text:style-name="Internet_20_link" text:visited-style-name="Visited_20_Internet_20_Link">presentación visual tipo manifiesto</text:a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1T19:29:53.666000000</meta:creation-date>
    <dc:date>2025-07-01T19:32:50.439000000</dc:date>
    <meta:editing-duration>PT2M56S</meta:editing-duration>
    <meta:editing-cycles>1</meta:editing-cycles>
    <meta:document-statistic meta:table-count="0" meta:image-count="0" meta:object-count="0" meta:page-count="2" meta:paragraph-count="25" meta:word-count="426" meta:character-count="2715" meta:non-whitespace-character-count="2317"/>
    <meta:generator>LibreOffice/7.3.5.2$Windows_X86_64 LibreOffice_project/184fe81b8c8c30d8b5082578aee2fed2ea847c01</meta:generator>
  </office:meta>
</office:document-meta>
</file>